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draw:marker-start-width="0.837cm" draw:marker-end-width="0.837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5.647cm" svg:height="3.948cm" svg:x="6.714cm" svg:y="13.15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07:12:57</dc:date>
    <meta:editing-duration>PT29M25S</meta:editing-duration>
    <meta:editing-cycles>10</meta:editing-cycles>
    <meta:generator>OpenOffice/4.1.4$Unix OpenOffice.org_project/414m5$Build-9788</meta:generator>
    <meta:document-statistic meta:object-count="1"/>
  </office:meta>
</office:document-meta>
</file>